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Heading_20_1">
      <style:text-properties fo:color="#c9211e" style:text-underline-style="solid" style:text-underline-width="auto" style:text-underline-color="font-color"/>
    </style:style>
    <style:style style:name="P4" style:family="paragraph" style:parent-style-name="Text_20_body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rsid="0016c330" officeooo:paragraph-rsid="0016c330"/>
    </style:style>
    <style:style style:name="P6" style:family="paragraph" style:parent-style-name="Text_20_body">
      <style:text-properties fo:color="#c9211e" fo:font-size="18pt" fo:font-weight="bold" officeooo:rsid="0016c330" officeooo:paragraph-rsid="0016c330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c9211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ateau Léo</text:p>
      <text:p text:style-name="Standard">Alves Noa </text:p>
      <text:p text:style-name="Standard">Charles Louis</text:p>
      <text:p text:style-name="Standard"/>
      <text:p text:style-name="Standard"/>
      <text:p text:style-name="Title">Dossier de Projet</text:p>
      <text:h text:style-name="P3" text:outline-level="1">1) présentation et problématique</text:h>
      <text:p text:style-name="Text_20_body"/>
      <text:p text:style-name="Text_20_body">Nous souhaitons <text:s/>pouvoir générer un <text:s/>mot de passe sécurisée de façon simple et efficace. Nous avons donc réalisé une interface de générateur de mot de passe sous language python avec Tkinter,</text:p>
      <text:p text:style-name="P7">2)Description </text:p>
      <text:p text:style-name="P1"><text:span text:style-name="T2"><text:s/>A) La page d'accueil </text:span><text:span text:style-name="T1"><text:s text:c="104"/></text:span>La page principale du générateur nous permet de selectionner le type de mot de passe que l'on souhaite, à savoir :</text:p>
      <text:p text:style-name="Text_20_body">-Majuscule et minuscule</text:p>
      <text:p text:style-name="Text_20_body">-Majuscule minuscule et chiffres</text:p>
      <text:p text:style-name="Text_20_body">-Majuscule minuscule, chiffres et symboles,</text:p>
      <text:p text:style-name="Text_20_body"/>
      <text:p text:style-name="Text_20_body">En dessous, une barre de texte est présente, permettant à l'utilisateur de choisir la longueur de son mot de passe ( de 8 à 24 caractères). Nous avons également ajouté les flèches a droite pour sélectionner en utilisant le curseur. Le bouton « Générer le mot de passe » fera apparaître le mot de passe généré depuis la console d'execution python.</text:p>
      <text:p text:style-name="Text_20_body">Il est également possible de sauvegarder le mot de passe généré dans un fichier, en cliquant sur le bouton :  « Sauvegarder le Mot de passe ».</text:p>
      <text:p text:style-name="Text_20_body">La deuxième barre de texte est ici pour le décodage de mot de passe. Il suffit de l'entrer puis il apparaîtra décodé dans la console d'execution.</text:p>
      <text:p text:style-name="Text_20_body">Enfin, Il est également possible de copier le mot de passe généré dans son presse-papier, en cliquant sur le bouton :  « Copier le mot de passe au presse papier ».</text:p>
      <text:p text:style-name="Text_20_body"/>
      <text:p text:style-name="P4">B) Le Menu</text:p>
      <text:p text:style-name="P2">Nous Avons également intégrer un bouton Menu, nous permettant nottament de parametrer certain aspect du générateur</text:p>
      <text:p text:style-name="P2">Il est possible de choisir le type d'encodage entre :</text:p>
      <text:p text:style-name="P2">Sans encodage, et en Base 64,</text:p>
      <text:p text:style-name="Text_20_body"><text:soft-page-break/></text:p>
      <text:p text:style-name="P6">3) Pourquoi avoir fait ce programme ?</text:p>
      <text:p text:style-name="P5"/>
      <text:p text:style-name="P5">Nous avons réalisé ce projet lorsqu’on <text:s/>nous avions réfléchi à une manière rapide de générer un mot de passe tout en le complexifiant pour rendre un utilisateur plus difficile à pirater</text:p>
      <text:p text:style-name="Text_20_body"/>
      <text:p text:style-name="Text_20_body"/>
      <text:p text:style-name="Text_20_body"/>
      <text:p text:style-name="Text_20_body"/>
      <text:p text:style-name="Text_20_body"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3-07T21:37:50.76</meta:creation-date>
    <meta:editing-duration>PT15M56S</meta:editing-duration>
    <meta:editing-cycles>4</meta:editing-cycles>
    <meta:generator>LibreOffice/6.4.2.2$Windows_X86_64 LibreOffice_project/4e471d8c02c9c90f512f7f9ead8875b57fcb1ec3</meta:generator>
    <dc:date>2024-03-08T08:53:21.194000000</dc:date>
    <meta:document-statistic meta:table-count="0" meta:image-count="0" meta:object-count="0" meta:page-count="2" meta:paragraph-count="22" meta:word-count="301" meta:character-count="1852" meta:non-whitespace-character-count="1460"/>
  </office:meta>
</office:document-meta>
</file>